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style-name="ce1" office:value-type="string">
            <text:p>Fascia Prezzo</text:p>
          </table:table-cell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2]&gt;20;&quot;Alta&quot;;IF([.F2]&gt;=10; &quot;Media&quot;;&quot;Bassa&quot;))" office:value-type="string" office:string-value="Media">
            <text:p>Media</text:p>
          </table:table-cell>
          <table:table-cell table:formula="of:=[.E2] * 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]&gt;20;&quot;Alta&quot;;IF([.F3]&gt;=10; &quot;Media&quot;;&quot;Bassa&quot;))" office:value-type="string" office:string-value="Alta">
            <text:p>Alta</text:p>
          </table:table-cell>
          <table:table-cell table:formula="of:=[.E3] * 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formula="of:=IF([.F4]&gt;20;&quot;Alta&quot;;IF([.F4]&gt;=10; &quot;Media&quot;;&quot;Bassa&quot;))" office:value-type="string" office:string-value="Bassa">
            <text:p>Bassa</text:p>
          </table:table-cell>
          <table:table-cell table:formula="of:=[.E4] * [.F4]" office:value-type="currency" office:currency="EUR" office:value="22.5">
            <text:p>€ 22,50</text:p>
          </table:table-cell>
          <table:table-cell table:formula="of:=COUNTIF([.C2:.C61]; 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formula="of:=IF([.F5]&gt;20;&quot;Alta&quot;;IF([.F5]&gt;=10; &quot;Media&quot;;&quot;Bassa&quot;))" office:value-type="string" office:string-value="Media">
            <text:p>Media</text:p>
          </table:table-cell>
          <table:table-cell table:formula="of:=[.E5] * [.F5]" office:value-type="currency" office:currency="EUR" office:value="72">
            <text:p>€ 72,0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formula="of:=IF([.F6]&gt;20;&quot;Alta&quot;;IF([.F6]&gt;=10; &quot;Media&quot;;&quot;Bassa&quot;))" office:value-type="string" office:string-value="Media">
            <text:p>Media</text:p>
          </table:table-cell>
          <table:table-cell table:formula="of:=[.E6] * [.F6]" office:value-type="currency" office:currency="EUR" office:value="15">
            <text:p>€ 15,00</text:p>
          </table:table-cell>
          <table:table-cell table:style-name="ce7" table:formula="of:=AVERAGEIF([.C2:.C61]; &quot;Olio&quot; 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formula="of:=IF([.F7]&gt;20;&quot;Alta&quot;;IF([.F7]&gt;=10; &quot;Media&quot;;&quot;Bassa&quot;))" office:value-type="string" office:string-value="Bassa">
            <text:p>Bassa</text:p>
          </table:table-cell>
          <table:table-cell table:formula="of:=[.E7] * 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8]&gt;20;&quot;Alta&quot;;IF([.F8]&gt;=10; &quot;Media&quot;;&quot;Bassa&quot;))" office:value-type="string" office:string-value="Bassa">
            <text:p>Bassa</text:p>
          </table:table-cell>
          <table:table-cell table:formula="of:=[.E8] * 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9]&gt;20;&quot;Alta&quot;;IF([.F9]&gt;=10; &quot;Media&quot;;&quot;Bassa&quot;))" office:value-type="string" office:string-value="Media">
            <text:p>Media</text:p>
          </table:table-cell>
          <table:table-cell table:formula="of:=[.E9] * 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10]&gt;20;&quot;Alta&quot;;IF([.F10]&gt;=10; &quot;Media&quot;;&quot;Bassa&quot;))" office:value-type="string" office:string-value="Bassa">
            <text:p>Bassa</text:p>
          </table:table-cell>
          <table:table-cell table:formula="of:=[.E10] * 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11]&gt;20;&quot;Alta&quot;;IF([.F11]&gt;=10; &quot;Media&quot;;&quot;Bassa&quot;))" office:value-type="string" office:string-value="Media">
            <text:p>Media</text:p>
          </table:table-cell>
          <table:table-cell table:formula="of:=[.E11] * 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12]&gt;20;&quot;Alta&quot;;IF([.F12]&gt;=10; &quot;Media&quot;;&quot;Bassa&quot;))" office:value-type="string" office:string-value="Alta">
            <text:p>Alta</text:p>
          </table:table-cell>
          <table:table-cell table:formula="of:=[.E12] * 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3]&gt;20;&quot;Alta&quot;;IF([.F13]&gt;=10; &quot;Media&quot;;&quot;Bassa&quot;))" office:value-type="string" office:string-value="Bassa">
            <text:p>Bassa</text:p>
          </table:table-cell>
          <table:table-cell table:formula="of:=[.E13] * 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formula="of:=IF([.F14]&gt;20;&quot;Alta&quot;;IF([.F14]&gt;=10; &quot;Media&quot;;&quot;Bassa&quot;))" office:value-type="string" office:string-value="Media">
            <text:p>Media</text:p>
          </table:table-cell>
          <table:table-cell table:formula="of:=[.E14] * 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15]&gt;20;&quot;Alta&quot;;IF([.F15]&gt;=10; &quot;Media&quot;;&quot;Bassa&quot;))" office:value-type="string" office:string-value="Bassa">
            <text:p>Bassa</text:p>
          </table:table-cell>
          <table:table-cell table:formula="of:=[.E15] * 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6]&gt;20;&quot;Alta&quot;;IF([.F16]&gt;=10; &quot;Media&quot;;&quot;Bassa&quot;))" office:value-type="string" office:string-value="Bassa">
            <text:p>Bassa</text:p>
          </table:table-cell>
          <table:table-cell table:formula="of:=[.E16] * 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17]&gt;20;&quot;Alta&quot;;IF([.F17]&gt;=10; &quot;Media&quot;;&quot;Bassa&quot;))" office:value-type="string" office:string-value="Bassa">
            <text:p>Bassa</text:p>
          </table:table-cell>
          <table:table-cell table:formula="of:=[.E17] * 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18]&gt;20;&quot;Alta&quot;;IF([.F18]&gt;=10; &quot;Media&quot;;&quot;Bassa&quot;))" office:value-type="string" office:string-value="Media">
            <text:p>Media</text:p>
          </table:table-cell>
          <table:table-cell table:formula="of:=[.E18] * 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19]&gt;20;&quot;Alta&quot;;IF([.F19]&gt;=10; &quot;Media&quot;;&quot;Bassa&quot;))" office:value-type="string" office:string-value="Media">
            <text:p>Media</text:p>
          </table:table-cell>
          <table:table-cell table:formula="of:=[.E19] * 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0]&gt;20;&quot;Alta&quot;;IF([.F20]&gt;=10; &quot;Media&quot;;&quot;Bassa&quot;))" office:value-type="string" office:string-value="Media">
            <text:p>Media</text:p>
          </table:table-cell>
          <table:table-cell table:formula="of:=[.E20] * 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1]&gt;20;&quot;Alta&quot;;IF([.F21]&gt;=10; &quot;Media&quot;;&quot;Bassa&quot;))" office:value-type="string" office:string-value="Bassa">
            <text:p>Bassa</text:p>
          </table:table-cell>
          <table:table-cell table:formula="of:=[.E21] * 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formula="of:=IF([.F22]&gt;20;&quot;Alta&quot;;IF([.F22]&gt;=10; &quot;Media&quot;;&quot;Bassa&quot;))" office:value-type="string" office:string-value="Alta">
            <text:p>Alta</text:p>
          </table:table-cell>
          <table:table-cell table:formula="of:=[.E22] * 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3]&gt;20;&quot;Alta&quot;;IF([.F23]&gt;=10; &quot;Media&quot;;&quot;Bassa&quot;))" office:value-type="string" office:string-value="Media">
            <text:p>Media</text:p>
          </table:table-cell>
          <table:table-cell table:formula="of:=[.E23] * 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24]&gt;20;&quot;Alta&quot;;IF([.F24]&gt;=10; &quot;Media&quot;;&quot;Bassa&quot;))" office:value-type="string" office:string-value="Bassa">
            <text:p>Bassa</text:p>
          </table:table-cell>
          <table:table-cell table:formula="of:=[.E24] * 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25]&gt;20;&quot;Alta&quot;;IF([.F25]&gt;=10; &quot;Media&quot;;&quot;Bassa&quot;))" office:value-type="string" office:string-value="Bassa">
            <text:p>Bassa</text:p>
          </table:table-cell>
          <table:table-cell table:formula="of:=[.E25] * 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6]&gt;20;&quot;Alta&quot;;IF([.F26]&gt;=10; &quot;Media&quot;;&quot;Bassa&quot;))" office:value-type="string" office:string-value="Bassa">
            <text:p>Bassa</text:p>
          </table:table-cell>
          <table:table-cell table:formula="of:=[.E26] * 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27]&gt;20;&quot;Alta&quot;;IF([.F27]&gt;=10; &quot;Media&quot;;&quot;Bassa&quot;))" office:value-type="string" office:string-value="Alta">
            <text:p>Alta</text:p>
          </table:table-cell>
          <table:table-cell table:formula="of:=[.E27] * 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formula="of:=IF([.F28]&gt;20;&quot;Alta&quot;;IF([.F28]&gt;=10; &quot;Media&quot;;&quot;Bassa&quot;))" office:value-type="string" office:string-value="Media">
            <text:p>Media</text:p>
          </table:table-cell>
          <table:table-cell table:formula="of:=[.E28] * 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29]&gt;20;&quot;Alta&quot;;IF([.F29]&gt;=10; &quot;Media&quot;;&quot;Bassa&quot;))" office:value-type="string" office:string-value="Media">
            <text:p>Media</text:p>
          </table:table-cell>
          <table:table-cell table:formula="of:=[.E29] * 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0]&gt;20;&quot;Alta&quot;;IF([.F30]&gt;=10; &quot;Media&quot;;&quot;Bassa&quot;))" office:value-type="string" office:string-value="Media">
            <text:p>Media</text:p>
          </table:table-cell>
          <table:table-cell table:formula="of:=[.E30] * 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formula="of:=IF([.F31]&gt;20;&quot;Alta&quot;;IF([.F31]&gt;=10; &quot;Media&quot;;&quot;Bassa&quot;))" office:value-type="string" office:string-value="Media">
            <text:p>Media</text:p>
          </table:table-cell>
          <table:table-cell table:formula="of:=[.E31] * 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2]&gt;20;&quot;Alta&quot;;IF([.F32]&gt;=10; &quot;Media&quot;;&quot;Bassa&quot;))" office:value-type="string" office:string-value="Bassa">
            <text:p>Bassa</text:p>
          </table:table-cell>
          <table:table-cell table:formula="of:=[.E32] * 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formula="of:=IF([.F33]&gt;20;&quot;Alta&quot;;IF([.F33]&gt;=10; &quot;Media&quot;;&quot;Bassa&quot;))" office:value-type="string" office:string-value="Bassa">
            <text:p>Bassa</text:p>
          </table:table-cell>
          <table:table-cell table:formula="of:=[.E33] * 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34]&gt;20;&quot;Alta&quot;;IF([.F34]&gt;=10; &quot;Media&quot;;&quot;Bassa&quot;))" office:value-type="string" office:string-value="Alta">
            <text:p>Alta</text:p>
          </table:table-cell>
          <table:table-cell table:formula="of:=[.E34] * 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5]&gt;20;&quot;Alta&quot;;IF([.F35]&gt;=10; &quot;Media&quot;;&quot;Bassa&quot;))" office:value-type="string" office:string-value="Media">
            <text:p>Media</text:p>
          </table:table-cell>
          <table:table-cell table:formula="of:=[.E35] * 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36]&gt;20;&quot;Alta&quot;;IF([.F36]&gt;=10; &quot;Media&quot;;&quot;Bassa&quot;))" office:value-type="string" office:string-value="Bassa">
            <text:p>Bassa</text:p>
          </table:table-cell>
          <table:table-cell table:formula="of:=[.E36] * 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37]&gt;20;&quot;Alta&quot;;IF([.F37]&gt;=10; &quot;Media&quot;;&quot;Bassa&quot;))" office:value-type="string" office:string-value="Media">
            <text:p>Media</text:p>
          </table:table-cell>
          <table:table-cell table:formula="of:=[.E37] * 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8]&gt;20;&quot;Alta&quot;;IF([.F38]&gt;=10; &quot;Media&quot;;&quot;Bassa&quot;))" office:value-type="string" office:string-value="Media">
            <text:p>Media</text:p>
          </table:table-cell>
          <table:table-cell table:formula="of:=[.E38] * 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9]&gt;20;&quot;Alta&quot;;IF([.F39]&gt;=10; &quot;Media&quot;;&quot;Bassa&quot;))" office:value-type="string" office:string-value="Bassa">
            <text:p>Bassa</text:p>
          </table:table-cell>
          <table:table-cell table:formula="of:=[.E39] * 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formula="of:=IF([.F40]&gt;20;&quot;Alta&quot;;IF([.F40]&gt;=10; &quot;Media&quot;;&quot;Bassa&quot;))" office:value-type="string" office:string-value="Media">
            <text:p>Media</text:p>
          </table:table-cell>
          <table:table-cell table:formula="of:=[.E40] * 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41]&gt;20;&quot;Alta&quot;;IF([.F41]&gt;=10; &quot;Media&quot;;&quot;Bassa&quot;))" office:value-type="string" office:string-value="Bassa">
            <text:p>Bassa</text:p>
          </table:table-cell>
          <table:table-cell table:formula="of:=[.E41] * 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42]&gt;20;&quot;Alta&quot;;IF([.F42]&gt;=10; &quot;Media&quot;;&quot;Bassa&quot;))" office:value-type="string" office:string-value="Media">
            <text:p>Media</text:p>
          </table:table-cell>
          <table:table-cell table:formula="of:=[.E42] * 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formula="of:=IF([.F43]&gt;20;&quot;Alta&quot;;IF([.F43]&gt;=10; &quot;Media&quot;;&quot;Bassa&quot;))" office:value-type="string" office:string-value="Bassa">
            <text:p>Bassa</text:p>
          </table:table-cell>
          <table:table-cell table:formula="of:=[.E43] * 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44]&gt;20;&quot;Alta&quot;;IF([.F44]&gt;=10; &quot;Media&quot;;&quot;Bassa&quot;))" office:value-type="string" office:string-value="Media">
            <text:p>Media</text:p>
          </table:table-cell>
          <table:table-cell table:formula="of:=[.E44] * 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45]&gt;20;&quot;Alta&quot;;IF([.F45]&gt;=10; &quot;Media&quot;;&quot;Bassa&quot;))" office:value-type="string" office:string-value="Bassa">
            <text:p>Bassa</text:p>
          </table:table-cell>
          <table:table-cell table:formula="of:=[.E45] * 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46]&gt;20;&quot;Alta&quot;;IF([.F46]&gt;=10; &quot;Media&quot;;&quot;Bassa&quot;))" office:value-type="string" office:string-value="Media">
            <text:p>Media</text:p>
          </table:table-cell>
          <table:table-cell table:formula="of:=[.E46] * 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formula="of:=IF([.F47]&gt;20;&quot;Alta&quot;;IF([.F47]&gt;=10; &quot;Media&quot;;&quot;Bassa&quot;))" office:value-type="string" office:string-value="Alta">
            <text:p>Alta</text:p>
          </table:table-cell>
          <table:table-cell table:formula="of:=[.E47] * 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48]&gt;20;&quot;Alta&quot;;IF([.F48]&gt;=10; &quot;Media&quot;;&quot;Bassa&quot;))" office:value-type="string" office:string-value="Media">
            <text:p>Media</text:p>
          </table:table-cell>
          <table:table-cell table:formula="of:=[.E48] * 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formula="of:=IF([.F49]&gt;20;&quot;Alta&quot;;IF([.F49]&gt;=10; &quot;Media&quot;;&quot;Bassa&quot;))" office:value-type="string" office:string-value="Bassa">
            <text:p>Bassa</text:p>
          </table:table-cell>
          <table:table-cell table:formula="of:=[.E49] * 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50]&gt;20;&quot;Alta&quot;;IF([.F50]&gt;=10; &quot;Media&quot;;&quot;Bassa&quot;))" office:value-type="string" office:string-value="Media">
            <text:p>Media</text:p>
          </table:table-cell>
          <table:table-cell table:formula="of:=[.E50] * 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51]&gt;20;&quot;Alta&quot;;IF([.F51]&gt;=10; &quot;Media&quot;;&quot;Bassa&quot;))" office:value-type="string" office:string-value="Bassa">
            <text:p>Bassa</text:p>
          </table:table-cell>
          <table:table-cell table:formula="of:=[.E51] * 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52]&gt;20;&quot;Alta&quot;;IF([.F52]&gt;=10; &quot;Media&quot;;&quot;Bassa&quot;))" office:value-type="string" office:string-value="Media">
            <text:p>Media</text:p>
          </table:table-cell>
          <table:table-cell table:formula="of:=[.E52] * 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53]&gt;20;&quot;Alta&quot;;IF([.F53]&gt;=10; &quot;Media&quot;;&quot;Bassa&quot;))" office:value-type="string" office:string-value="Media">
            <text:p>Media</text:p>
          </table:table-cell>
          <table:table-cell table:formula="of:=[.E53] * 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formula="of:=IF([.F54]&gt;20;&quot;Alta&quot;;IF([.F54]&gt;=10; &quot;Media&quot;;&quot;Bassa&quot;))" office:value-type="string" office:string-value="Bassa">
            <text:p>Bassa</text:p>
          </table:table-cell>
          <table:table-cell table:formula="of:=[.E54] * 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formula="of:=IF([.F55]&gt;20;&quot;Alta&quot;;IF([.F55]&gt;=10; &quot;Media&quot;;&quot;Bassa&quot;))" office:value-type="string" office:string-value="Bassa">
            <text:p>Bassa</text:p>
          </table:table-cell>
          <table:table-cell table:formula="of:=[.E55] * 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56]&gt;20;&quot;Alta&quot;;IF([.F56]&gt;=10; &quot;Media&quot;;&quot;Bassa&quot;))" office:value-type="string" office:string-value="Bassa">
            <text:p>Bassa</text:p>
          </table:table-cell>
          <table:table-cell table:formula="of:=[.E56] * 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57]&gt;20;&quot;Alta&quot;;IF([.F57]&gt;=10; &quot;Media&quot;;&quot;Bassa&quot;))" office:value-type="string" office:string-value="Media">
            <text:p>Media</text:p>
          </table:table-cell>
          <table:table-cell table:formula="of:=[.E57] * 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formula="of:=IF([.F58]&gt;20;&quot;Alta&quot;;IF([.F58]&gt;=10; &quot;Media&quot;;&quot;Bassa&quot;))" office:value-type="string" office:string-value="Bassa">
            <text:p>Bassa</text:p>
          </table:table-cell>
          <table:table-cell table:formula="of:=[.E58] * 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59]&gt;20;&quot;Alta&quot;;IF([.F59]&gt;=10; &quot;Media&quot;;&quot;Bassa&quot;))" office:value-type="string" office:string-value="Bassa">
            <text:p>Bassa</text:p>
          </table:table-cell>
          <table:table-cell table:formula="of:=[.E59] * 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60]&gt;20;&quot;Alta&quot;;IF([.F60]&gt;=10; &quot;Media&quot;;&quot;Bassa&quot;))" office:value-type="string" office:string-value="Bassa">
            <text:p>Bassa</text:p>
          </table:table-cell>
          <table:table-cell table:formula="of:=[.E60] * 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61]&gt;20;&quot;Alta&quot;;IF([.F61]&gt;=10; &quot;Media&quot;;&quot;Bassa&quot;))" office:value-type="string" office:string-value="Media">
            <text:p>Media</text:p>
          </table:table-cell>
          <table:table-cell table:formula="of:=[.E61] * 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7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7:18</dc:date>
    <meta:generator>OpenOffice/4.1.15$Unix OpenOffice.org_project/4115m2$Build-9813</meta:generator>
    <meta:editing-duration>PT12S</meta:editing-duration>
    <meta:editing-cycles>1</meta:editing-cycles>
    <meta:document-statistic meta:table-count="1" meta:cell-count="615" meta:object-count="0"/>
  </office:meta>
</office:document-meta>
</file>